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urceRefSet.remove( ResourceRef ref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sourceRefSet.get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sourceRefSet.add( ResourceRef r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